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Mono" fo:font-size="24pt" fo:language="ru" fo:country="RU" fo:font-weight="bold" officeooo:rsid="00008fa7" officeooo:paragraph-rsid="00008fa7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Mono" fo:font-size="24pt" fo:language="ru" fo:country="RU" style:text-underline-style="none" fo:font-weight="bold" officeooo:rsid="0002ca9e" officeooo:paragraph-rsid="0002ca9e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Mono" fo:font-size="24pt" fo:language="ru" fo:country="RU" style:text-underline-style="none" fo:font-weight="bold" officeooo:rsid="00037449" officeooo:paragraph-rsid="00037449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Mono" fo:font-size="24pt" fo:language="ru" fo:country="RU" style:text-underline-style="none" fo:font-weight="bold" officeooo:rsid="00053488" officeooo:paragraph-rsid="00053488" style:font-size-asian="21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Mono" fo:font-size="24pt" fo:language="en" fo:country="US" fo:font-weight="bold" officeooo:rsid="00008fa7" officeooo:paragraph-rsid="00008fa7" style:font-size-asian="21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Mono" fo:font-size="24pt" fo:language="en" fo:country="US" style:text-underline-style="none" fo:font-weight="bold" officeooo:rsid="00037449" officeooo:paragraph-rsid="00037449" style:font-size-asian="21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Mono" fo:font-size="15pt" fo:language="ru" fo:country="RU" style:text-underline-style="solid" style:text-underline-width="auto" style:text-underline-color="font-color" fo:font-weight="normal" officeooo:rsid="00008fa7" officeooo:paragraph-rsid="00008fa7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Mono" fo:font-size="14pt" fo:language="ru" fo:country="RU" style:text-underline-style="solid" style:text-underline-width="auto" style:text-underline-color="font-color" fo:font-weight="normal" officeooo:rsid="0002ca9e" officeooo:paragraph-rsid="0002ca9e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Mono" fo:font-size="14pt" fo:language="ru" fo:country="RU" style:text-underline-style="solid" style:text-underline-width="auto" style:text-underline-color="font-color" fo:font-weight="normal" officeooo:rsid="00037449" officeooo:paragraph-rsid="00037449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iberation Mono" fo:font-size="14pt" fo:language="ru" fo:country="RU" style:text-underline-style="solid" style:text-underline-width="auto" style:text-underline-color="font-color" fo:font-weight="normal" officeooo:rsid="00053488" officeooo:paragraph-rsid="00053488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Mono" fo:font-size="14pt" fo:language="ru" fo:country="RU" style:text-underline-style="solid" style:text-underline-width="auto" style:text-underline-color="font-color" fo:font-weight="normal" officeooo:rsid="00008fa7" officeooo:paragraph-rsid="00008fa7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Mono" fo:font-size="14pt" fo:language="ru" fo:country="RU" style:text-underline-style="solid" style:text-underline-width="auto" style:text-underline-color="font-color" fo:font-weight="normal" officeooo:rsid="000a26e1" officeooo:paragraph-rsid="000a26e1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Mono" fo:font-size="14pt" fo:language="ru" fo:country="RU" style:text-underline-style="none" fo:font-weight="normal" officeooo:rsid="00008fa7" officeooo:paragraph-rsid="00008fa7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Liberation Mono" fo:font-size="14pt" fo:language="ru" fo:country="RU" style:text-underline-style="none" fo:font-weight="normal" officeooo:rsid="000a26e1" officeooo:paragraph-rsid="000a26e1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Mono" fo:font-size="14pt" fo:language="ru" fo:country="RU" style:text-underline-style="none" fo:font-weight="normal" officeooo:rsid="0002ca9e" officeooo:paragraph-rsid="0002ca9e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Liberation Mono" fo:font-size="14pt" fo:language="ru" fo:country="RU" style:text-underline-style="none" fo:font-weight="normal" officeooo:rsid="0002ca9e" officeooo:paragraph-rsid="0002ca9e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Mono" fo:font-size="14pt" fo:language="ru" fo:country="RU" style:text-underline-style="none" fo:font-weight="normal" officeooo:rsid="00037449" officeooo:paragraph-rsid="00037449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Liberation Mono" fo:font-size="24pt" fo:language="ru" fo:country="RU" style:text-underline-style="none" fo:font-weight="bold" officeooo:rsid="0002ca9e" officeooo:paragraph-rsid="0002ca9e" style:font-size-asian="21pt" style:font-weight-asian="bold" style:font-size-complex="24pt" style:font-weight-complex="bold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Liberation Mono" fo:font-size="24pt" fo:language="ru" fo:country="RU" style:text-underline-style="none" fo:font-weight="bold" officeooo:rsid="00037449" officeooo:paragraph-rsid="00037449" style:font-size-asian="21pt" style:font-weight-asian="bold" style:font-size-complex="24pt" style:font-weight-complex="bold"/>
    </style:style>
    <style:style style:name="P20" style:family="paragraph">
      <style:paragraph-properties fo:text-align="center"/>
    </style:style>
    <style:style style:name="P21" style:family="paragraph">
      <loext:graphic-properties draw:fill-color="#dee6ef"/>
      <style:paragraph-properties fo:text-align="center"/>
      <style:text-properties style:font-name="Liberation Mono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6e20f"/>
    </style:style>
    <style:style style:name="T3" style:family="text">
      <style:text-properties fo:language="ru" fo:country="RU"/>
    </style:style>
    <style:style style:name="T4" style:family="text">
      <style:text-properties officeooo:rsid="0006e20f"/>
    </style:style>
    <style:style style:name="T5" style:family="text">
      <style:text-properties officeooo:rsid="000728ab"/>
    </style:style>
    <style:style style:name="T6" style:family="text">
      <style:text-properties style:font-name="Liberation Mono"/>
    </style:style>
    <style:style style:name="gr1" style:family="graphic">
      <style:graphic-properties draw:fill-color="#dee6ef" draw:textarea-horizontal-align="justify" draw:textarea-vertical-align="middle" draw:auto-grow-height="false" fo:min-height="1.799cm" fo:min-width="8.75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Плагин</text:p>
      <text:p text:style-name="P5">MRanks</text:p>
      <text:p text:style-name="P11">Описание</text:p>
      <text:p text:style-name="P7"/>
      <text:p text:style-name="P13">Подробное описание в документации проекта…</text:p>
      <text:p text:style-name="P13"/>
      <text:p text:style-name="P13"/>
      <text:p text:style-name="P13"/>
      <text:p text:style-name="P12">Блок-схемы</text:p>
      <text:p text:style-name="P14"><draw:custom-shape text:anchor-type="paragraph" draw:z-index="0" draw:name="Фигура1" draw:style-name="gr1" draw:text-style-name="P21" svg:width="8.758cm" svg:height="1.8cm" svg:x="4.217cm" svg:y="0.409cm"><text:p text:style-name="P20"><text:span text:style-name="T6">Брифинг по классам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8">Глава 1</text:p>
      <text:p text:style-name="P2">Класс <text:span text:style-name="T1">MRanks</text:span></text:p>
      <text:p text:style-name="P8">Описание</text:p>
      <text:p text:style-name="P16"/>
      <text:p text:style-name="P15">Класс представляет плагин. Он реализует команды плагина и это начало для всего функционала плагина.</text:p>
      <text:p text:style-name="P19">Глава 2</text:p>
      <text:p text:style-name="P6"><text:span text:style-name="T3">Класс </text:span>Manager</text:p>
      <text:p text:style-name="P9">Описание</text:p>
      <text:p text:style-name="P9"/>
      <text:p text:style-name="P17">Данный класс отвечает за реализацию функционала из описательной документации.</text:p>
      <text:p text:style-name="P17"/>
      <text:p text:style-name="P17">Его задачи:</text:p>
      <text:p text:style-name="P17">- <text:span text:style-name="T4">механизм выдачи групп прав класса (</text:span><text:span text:style-name="T2">perms)</text:span></text:p>
      <text:p text:style-name="P17">- <text:span text:style-name="T5">работа и хранение игровых классов из конфига (</text:span><text:span text:style-name="T2">classes)</text:span></text:p>
      <text:p text:style-name="P17"><text:span text:style-name="T2">- </text:span></text:p>
      <text:p text:style-name="P19">Глава 3</text:p>
      <text:p text:style-name="P3">Класс <text:span text:style-name="T1">MClass</text:span></text:p>
      <text:p text:style-name="P9">Описание</text:p>
      <text:p text:style-name="P9"/>
      <text:p text:style-name="P4">Глава 4</text:p>
      <text:p text:style-name="P4">Класс <text:span text:style-name="T1">ManagerEvents</text:span></text:p>
      <text:p text:style-name="P10">Описани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 LibreOffice_project/65905a128db06ba48db947242809d14d3f9a93fe</meta:generator>
    <dc:date>2018-12-02T22:16:54.574000000</dc:date>
    <meta:editing-duration>PT45M26S</meta:editing-duration>
    <meta:editing-cycles>8</meta:editing-cycles>
    <meta:document-statistic meta:table-count="0" meta:image-count="0" meta:object-count="0" meta:page-count="4" meta:paragraph-count="23" meta:word-count="71" meta:character-count="476" meta:non-whitespace-character-count="427"/>
  </office:meta>
</office:document-meta>
</file>